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46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style:paragraph-properties fo:text-align="center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729cm" svg:height="0.642cm" svg:x="6.5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581cm" svg:height="0.642cm" svg:x="20.6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573cm" svg:height="0.642cm" svg:x="6.9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586cm" svg:height="0.642cm" svg:x="21.0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8" xml:id="id15" draw:id="id15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xml:id="id17" draw:id="id17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6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22" xml:id="id7" draw:id="id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xml:id="id10" draw:id="id1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3" draw:id="id13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18" draw:id="id1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7" draw:start-glue-point="2" draw:end-shape="id8" draw:end-glue-point="0" svg:d="M18696 10047l5 1157" svg:viewBox="0 0 6 1158">
          <text:p/>
        </draw:connector>
        <draw:custom-shape draw:style-name="gr34" draw:text-style-name="P26" xml:id="id12" draw:id="id1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xml:id="id8" draw:id="id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xml:id="id14" draw:id="id14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xml:id="id11" draw:id="id11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29" xml:id="id9" draw:id="id9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" draw:start-glue-point="8" draw:end-shape="id1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1" draw:start-glue-point="8" draw:end-shape="id12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13" draw:start-glue-point="0" draw:end-shape="id10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14" draw:start-glue-point="0" draw:end-shape="id12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15" draw:start-glue-point="1" draw:end-shape="id16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17" draw:start-glue-point="3" draw:end-shape="id7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15" draw:start-glue-point="0" draw:end-shape="id17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10" draw:start-glue-point="0" draw:end-shape="id15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16" draw:start-glue-point="2" draw:end-shape="id18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18" draw:start-glue-point="3" draw:end-shape="id10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12" draw:start-glue-point="0" draw:end-shape="id17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8" draw:start-glue-point="1" draw:end-shape="id12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12" draw:start-glue-point="5" draw:end-shape="id18" draw:end-glue-point="2" svg:d="M22661 12739v1336h-11560v-1336" svg:viewBox="0 0 11561 1337">
          <text:p/>
        </draw:connector>
        <draw:custom-shape draw:style-name="gr44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10" draw:start-glue-point="5" draw:end-shape="id8" draw:end-glue-point="2" svg:d="M7166 12733v518h11535v-512" svg:viewBox="0 0 11536 519">
          <text:p/>
        </draw:connector>
        <draw:custom-shape draw:style-name="gr61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36" draw:layer="layout" svg:x1="12.068cm" svg:y1="7.024cm" svg:x2="17.412cm" svg:y2="7.0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65" draw:text-style-name="P39" draw:layer="layout" svg:width="3.398cm" svg:height="0.705cm" svg:x="13.083cm" svg:y="10.277cm">
          <text:list text:style-name="L1">
            <text:list-header>
              <text:p text:style-name="P38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58cm" svg:y1="14.936cm" svg:x2="17.402cm" svg:y2="14.936cm">
          <text:p text:style-name="P35"><text:span text:style-name="T11">UMA Trust</text:span></text:p>
        </draw:line>
      </draw:page>
      <draw:page draw:name="page3" draw:style-name="dp1" draw:master-page-name="Default">
        <draw:custom-shape draw:style-name="gr67" draw:text-style-name="P18" xml:id="id27" draw:id="id27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8" draw:id="id2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9" draw:id="id29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70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2" xml:id="id19" draw:id="id1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xml:id="id22" draw:id="id2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8" xml:id="id25" draw:id="id25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7" xml:id="id30" draw:id="id3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19" draw:start-glue-point="2" draw:end-shape="id20" draw:end-glue-point="0" svg:d="M18696 10047l5 1157" svg:viewBox="0 0 6 1158">
          <text:p/>
        </draw:connector>
        <draw:custom-shape draw:style-name="gr77" draw:text-style-name="P26" xml:id="id24" draw:id="id2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0" draw:id="id2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xml:id="id26" draw:id="id26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3" draw:id="id23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29" xml:id="id21" draw:id="id21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1" draw:start-glue-point="8" draw:end-shape="id2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3" draw:start-glue-point="8" draw:end-shape="id24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25" draw:start-glue-point="0" draw:end-shape="id22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26" draw:start-glue-point="0" draw:end-shape="id24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27" draw:start-glue-point="1" draw:end-shape="id28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29" draw:start-glue-point="3" draw:end-shape="id19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27" draw:start-glue-point="0" draw:end-shape="id29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22" draw:start-glue-point="0" draw:end-shape="id27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28" draw:start-glue-point="2" draw:end-shape="id30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30" draw:start-glue-point="3" draw:end-shape="id22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24" draw:start-glue-point="0" draw:end-shape="id29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20" draw:start-glue-point="1" draw:end-shape="id24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24" draw:start-glue-point="5" draw:end-shape="id30" draw:end-glue-point="2" svg:d="M22661 12739v1336h-11560v-1336" svg:viewBox="0 0 11561 1337">
          <text:p/>
        </draw:connector>
        <draw:custom-shape draw:style-name="gr82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22" draw:start-glue-point="5" draw:end-shape="id20" draw:end-glue-point="2" svg:d="M7166 12733v518h11535v-512" svg:viewBox="0 0 11536 519">
          <text:p/>
        </draw:connector>
        <draw:custom-shape draw:style-name="gr96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98" draw:text-style-name="P18" xml:id="id39" draw:id="id39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xml:id="id40" draw:id="id4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2" xml:id="id41" draw:id="id41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1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2" xml:id="id31" draw:id="id3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6" xml:id="id34" draw:id="id3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8" xml:id="id37" draw:id="id37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7" xml:id="id42" draw:id="id4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31" draw:start-glue-point="2" draw:end-shape="id32" draw:end-glue-point="0" svg:d="M18696 10047l5 1157" svg:viewBox="0 0 6 1158">
          <text:p/>
        </draw:connector>
        <draw:custom-shape draw:style-name="gr108" draw:text-style-name="P26" xml:id="id36" draw:id="id3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8" xml:id="id32" draw:id="id3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8" xml:id="id38" draw:id="id38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9" xml:id="id35" draw:id="id35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2" draw:text-style-name="P29" xml:id="id33" draw:id="id33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33" draw:start-glue-point="8" draw:end-shape="id34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5" draw:start-glue-point="8" draw:end-shape="id36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37" draw:start-glue-point="0" draw:end-shape="id34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38" draw:start-glue-point="0" draw:end-shape="id36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39" draw:start-glue-point="1" draw:end-shape="id40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41" draw:start-glue-point="3" draw:end-shape="id31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39" draw:start-glue-point="0" draw:end-shape="id41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34" draw:start-glue-point="0" draw:end-shape="id39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40" draw:start-glue-point="2" draw:end-shape="id42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42" draw:start-glue-point="3" draw:end-shape="id34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36" draw:start-glue-point="0" draw:end-shape="id41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32" draw:start-glue-point="1" draw:end-shape="id36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36" draw:start-glue-point="5" draw:end-shape="id42" draw:end-glue-point="2" svg:d="M22661 12739v1336h-11560v-1336" svg:viewBox="0 0 11561 1337">
          <text:p/>
        </draw:connector>
        <draw:custom-shape draw:style-name="gr113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34" draw:start-glue-point="5" draw:end-shape="id32" draw:end-glue-point="2" svg:d="M7166 12733v518h11535v-512" svg:viewBox="0 0 11536 519">
          <text:p/>
        </draw:connector>
        <draw:custom-shape draw:style-name="gr127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129" draw:text-style-name="P2" xml:id="id47" draw:id="id47" draw:layer="layout" svg:width="4.064cm" svg:height="2.032cm" svg:x="5.11cm" svg:y="5.569cm">
          <text:list text:style-name="L1">
            <text:list-header>
              <text:p text:style-name="P1"><text:span text:style-name="T1">Em</text:span><text:span text:style-name="T1">ail </text:span><text:span text:style-name="T1">Sys</text:span><text:span text:style-name="T1">te</text:span><text:span text:style-name="T1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48" draw:id="id48" draw:layer="layout" svg:width="4.064cm" svg:height="2.032cm" svg:x="20.623cm" svg:y="5.569cm">
          <text:list text:style-name="L1">
            <text:list-header>
              <text:p text:style-name="P3"><text:span text:style-name="T1">Email </text:span><text:span text:style-name="T1">Syste</text:span><text:span text:style-name="T1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31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</text:span><text:span text:style-name="T2">Acces</text:span><text:span text:style-name="T2">s </text:span><text:span text:style-name="T2">Token</text:span></text:p>
            </text:list-header>
            <text:list-item>
              <text:p text:style-name="P6"><text:span text:style-name="T2">Softw</text:span><text:span text:style-name="T2">are </text:span><text:span text:style-name="T2">State</text:span><text:span text:style-name="T2">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8" xml:id="id44" draw:id="id4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" xml:id="id43" draw:id="id4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8" xml:id="id46" draw:id="id4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</text:span><text:span text:style-name="T1">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" xml:id="id45" draw:id="id45" draw:layer="layout" svg:width="4.064cm" svg:height="1.535cm" svg:x="20.648cm" svg:y="13.904cm">
          <text:list text:style-name="L1">
            <text:list-header>
              <text:p text:style-name="P1"><text:span text:style-name="T3">We</text:span><text:span text:style-name="T3">bm</text:span><text:span text:style-name="T3">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43" draw:start-glue-point="0" draw:end-shape="id4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45" draw:start-glue-point="0" draw:end-shape="id46" draw:end-glue-point="2" svg:d="M22680 13904l-9-2066" svg:viewBox="0 0 10 2067">
          <text:p/>
        </draw:connector>
        <draw:connector draw:style-name="gr39" draw:text-style-name="P9" draw:layer="layout" svg:x1="9.174cm" svg:y1="6.585cm" svg:x2="20.623cm" svg:y2="6.585cm" draw:start-shape="id47" draw:start-glue-point="1" draw:end-shape="id4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44" draw:start-glue-point="0" draw:end-shape="id4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46" draw:start-glue-point="0" draw:end-shape="id48" draw:end-glue-point="2" svg:d="M22671 9806l-16-2205" svg:viewBox="0 0 17 2206">
          <text:p/>
        </draw:connector>
        <draw:custom-shape draw:style-name="gr136" draw:text-style-name="P12" draw:layer="layout" svg:width="5.463cm" svg:height="0.642cm" svg:x="15.024cm" svg:y="9.678cm">
          <text:list text:style-name="L1">
            <text:list-header>
              <text:p text:style-name="P11"><text:span text:style-name="T2">Clien</text:span><text:span text:style-name="T2">t </text:span><text:span text:style-name="T2">Regis</text:span><text:span text:style-name="T2">tratio</text:span><text:span text:style-name="T2">n </text:span><text:span text:style-name="T2">Requ</text:span><text:span text:style-name="T2">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</text:span><text:span text:style-name="T2">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</text:span><text:span text:style-name="T2">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7" draw:layer="layout" svg:width="2.729cm" svg:height="0.642cm" svg:x="5.8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7" draw:layer="layout" svg:width="2.581cm" svg:height="0.642cm" svg:x="21.3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7" draw:layer="layout" svg:width="1.573cm" svg:height="0.642cm" svg:x="6.2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7" draw:layer="layout" svg:width="1.586cm" svg:height="0.642cm" svg:x="21.7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9" draw:layer="layout" svg:x1="9.174cm" svg:y1="10.332cm" svg:x2="20.639cm" svg:y2="10.332cm" draw:start-shape="id44" draw:start-glue-point="6" draw:end-shape="id46" draw:end-glue-point="6" svg:d="M9174 10332h11465" svg:viewBox="0 0 11466 1">
          <text:p/>
        </draw:connector>
        <draw:connector draw:style-name="gr146" draw:text-style-name="P9" draw:layer="layout" svg:x1="9.174cm" svg:y1="11.331cm" svg:x2="20.639cm" svg:y2="11.331cm" draw:start-shape="id44" draw:start-glue-point="7" draw:end-shape="id46" draw:end-glue-point="7" svg:d="M9174 11331h11465" svg:viewBox="0 0 11466 1">
          <text:p/>
        </draw:connector>
        <draw:custom-shape draw:style-name="gr147" draw:text-style-name="P41" draw:layer="layout" svg:width="5.612cm" svg:height="0.642cm" svg:x="14.95cm" svg:y="10.719cm">
          <text:list text:style-name="L1">
            <text:list-header>
              <text:p text:style-name="P40"><text:span text:style-name="T2">Client </text:span><text:span text:style-name="T2">Information </text:span><text:span text:style-name="T2">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18T16:41:55.731506848</dc:date>
    <dc:creator>Igor Zboran</dc:creator>
    <meta:editing-duration>PT15H8M38S</meta:editing-duration>
    <meta:editing-cycles>180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204"/>
  </office:meta>
</office:document-meta>
</file>